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932cm" fo:min-width="8.8cm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xml:id="id1" draw:id="id1" draw:layer="layout" svg:width="9.3cm" svg:height="6.182cm" svg:x="1.834cm" svg:y="5.0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1" svg:path="M-0.00978571428571429 0.000253968253968254l0.321071428571429-0.423365079365079-0.0115714285714286 0.0325714285714286 0.325892857142857 0.653079365079365-0.566 0.0925714285714286 0.22275-0.389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1" svg:path="M0.0152857142857143-0.0443174603174603c0.556357142857143-0.198857142857143 0.401107142857143 0.404571428571429 0.403035714285714 0.402857142857143s-0.203464285714286 0.0342857142857143-0.301821428571429-0.152571428571429 0.169714285714286-0.246857142857143 0.169714285714286-0.246857142857143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12928571428571-0.241460317460317c0.066-0.00768253968253968 0.129144735469043 0.0425864002027011 0.192857142857143 0.0651428571428571 0.0365375945288763 0.012935607230585 0.0716026689726906 0.039317776049712 0.105107142857143 0.0685714285714286 0.0329598143255795 0.028778095689132 0.0691781916925852 0.0283832291589129 0.103142857142857 0.0462857142857143 0.020963906041564 0.0110498958589257 0.0522537461254773-0.00787703098294214 0.0636428571428571 0.0257142857142857 0.00893231806334138 0.0263451927413998 0.0281148012385112 0.0224256937872568 0.0125357142857143 0.0514285714285714-0.0154566307780911 0.0287749065501861-0.0197907550293354 0.0656419543146993-0.0356785714285715 0.0942857142857143-0.0144693280896991 0.0260864017010629-0.0302554675114047 0.0479891529683121-0.0453214285714286 0.072-0.0132197558682584 0.0210685222591774-0.0320346223361309 0.0186745762567854-0.0481785714285714 0.0257142857142857-0.0141417665063103 0.00616664032140987-0.0283566077606405 0.00908311431132011-0.0424285714285714 0.0154285714285714-0.0177494651868299 0.00800374935971773-0.0361765524745332 0.0111894202567172-0.0540000000000001 0.0188571428571429-0.0245336986964938 0.0105545010693554-0.0501422898100535 0.0125112100260284-0.07425 0.0257142857142857-0.02017800425011 0.0110508926502394-0.0403968761641604 0.0187053577398625-0.06075 0.0291428571428571-0.027932598712986 0.0143244095964031-0.0572480584668619 0.0181776630918449-0.0858214285714286 0.0274285714285714-0.026140919764028 0.00846337872255737-0.0519642598679757 0.0159321296536443-0.0790714285714286 0.0154285714285714-0.0412499743390855-0.000766283048212413-0.082144158764081-0.0158041710564041-0.119571428571429-0.0445714285714285-0.0193227305483358-0.0148517903774076-0.034632880059663-0.0429295585598951-0.0443214285714286-0.0771428571428572-0.029597167501664-0.1045168662483 0.107419441383338 0.00544972910518907 0.132071428571429-0.0617142857142857 0.0165265860338479-0.0450264662570056 0.0274351032562287-0.100043561621541 0.0549642857142857-0.128571428571429 0.0351493930401341-0.0364245182197478 0.0725708883352379-0.0676862600281226 0.111857142857143-0.0857142857142857 0.0178566027993174-0.008194196617909 0.0467416446390759-0.0554216653126467 0.0549642857142857-0.024 0.0101702177288852 0.0388640553212544-0.033251489409763 0.0403080369597008-0.0520714285714286 0.0497142857142857-0.0112872056864117 0.00564137128810768-0.0233571428571429-0.0013968253968254-0.0347142857142857 0.00514285714285714l-0.0115714285714286 0.00685714285714286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4-point-star">
                  <anim:animateMotion smil:dur="2s" smil:fill="hold" smil:targetElement="id1" svg:path="M 0 0  L 0.091 -0.0453  L 0.125 -0.16655  L 0.158 -0.0453  L 0.249 0  L 0.158 0.0453  L 0.125 0.16655  L 0.091 0.0453  L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iamond">
                  <anim:animateMotion smil:dur="2s" smil:fill="hold" smil:targetElement="id1" svg:path="M 0 0  L 0.125 -0.11192  L 0.25 0  L 0.125 0.11192  L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buzz-saw">
                  <anim:animateMotion smil:dur="2s" smil:fill="hold" smil:targetElement="id1" svg:path="M 0 0  C -0.022 -0.02265  -0.033 -0.06129  -0.027 -0.09993  C -0.024 -0.11325  -0.02 -0.12658  -0.014 -0.13724  C -0.01 -0.10659  0.004 -0.07861  0.025 -0.06129  C 0.025 -0.0986  0.041 -0.13457  0.068 -0.15056  C 0.077 -0.15722  0.087 -0.15989  0.097 -0.16122  C 0.082 -0.13857  0.074 -0.10659  0.077 -0.07328  C 0.099 -0.09727  0.13 -0.1026  0.157 -0.08527  C 0.166 -0.07994  0.175 -0.07062  0.181 -0.06129  C 0.158 -0.06396  0.134 -0.05196  0.117 -0.02798  C 0.144 -0.01999  0.167 0.00799  0.174 0.04663  C 0.176 0.05996  0.176 0.07328  0.174 0.08661  C 0.161 0.06129  0.139 0.04397  0.115 0.0413  C 0.127 0.07461  0.124 0.11592  0.106 0.14656  C 0.099 0.15722  0.091 0.16655  0.082 0.17188  C 0.089 0.14257  0.085 0.10926  0.072 0.08261  C 0.06 0.11592  0.034 0.13857  0.004 0.13857  C -0.007 0.13857  -0.017 0.13591  -0.026 0.13058  C -0.004 0.11992  0.013 0.0946  0.021 0.06396  C -0.007 0.07195  -0.036 0.05996  -0.055 0.02931  C -0.062 0.01732  -0.066 0.00533  -0.069 -0.00799  C -0.049 0.00933  -0.023 0.01199  0 0  Z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spring">
                  <anim:animateMotion smil:dur="2s" smil:fill="hold" smil:targetElement="id1" svg:path="M 0 0  C -0.066 0.00799  -0.115 0.02798  -0.115 0.04397  C -0.115 0.05863  -0.067 0.06929  -0.003 0.06929  C 0.061 0.06929  0.115 0.05863  0.115 0.04397  C 0.115 0.02798  0.059 0.02398  -0.005 0.03464  C -0.068 0.04663  -0.115 0.06662  -0.115 0.08128  C -0.115 0.09593  -0.066 0.10793  -0.003 0.10793  C 0.061 0.10793  0.115 0.09593  0.115 0.08128  C 0.115 0.06662  0.059 0.06262  -0.004 0.07328  C -0.068 0.08394  -0.115 0.10393  -0.115 0.11858  C -0.115 0.13457  -0.066 0.14656  -0.002 0.14656  C 0.061 0.14656  0.115 0.13457  0.115 0.11858  C 0.115 0.10526  0.059 0.10126  -0.004 0.11059  C -0.067 0.12125  -0.115 0.14257  -0.115 0.15722  C -0.115 0.17188  -0.065 0.18387  -0.002 0.18387  C 0.063 0.18387  0.115 0.17188  0.115 0.15722  C 0.115 0.14257  0.06 0.13857  -0.003 0.14923  C -0.066 0.15989  -0.115 0.17988  -0.115 0.19453  C -0.115 0.21052  -0.065 0.22118  -0.001 0.22118  C 0.063 0.22118  0.115 0.20919  0.115 0.19453  C 0.115 0.17988  0.06 0.17588  -0.003 0.18654  C -0.066 0.1972  -0.115 0.21851  -0.115 0.23184  C -0.115 0.2465  -0.064 0.25849  -0.001 0.25849  C 0.063 0.25849  0.115 0.2465  0.115 0.23184  C 0.115 0.21851  0.061 0.21452  -0.003 0.22384  C -0.066 0.2345  -0.115 0.25582  -0.115 0.27048  C -0.115 0.2838  -0.064 0.29713  0 0.29713  C 0.064 0.29713  0.115 0.28514  0.115 0.27048  C 0.115 0.25582  0.061 0.25183  -0.002 0.26248  C -0.065 0.27314  -0.116 0.29313  -0.115 0.30779  C -0.114 0.32244  -0.064 0.3331  0 0.3331  C 0.064 0.3331  0.115 0.32111  0.115 0.30645  C 0.115 0.29313  0.063 0.28913  0 0.30112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_3f_" draw:display-name="?" svg:viewBox="0 0 20 30" svg:d="M20 0h-20l10 30z"/>
    <draw:marker draw:name="Arrow" svg:viewBox="0 0 20 30" svg:d="M10 0l-10 30h20z"/>
    <draw:marker draw:name="Стили_20_стрелок_20_1" draw:display-name="Стили стрелок 1" svg:viewBox="0 0 20 30" svg:d="M10 0l-10 30h20z"/>
    <draw:marker draw:name="Стили_20_стрелок_20_2" draw:display-name="Стили стрелок 2" svg:viewBox="0 0 20 30" svg:d="M10 0l-10 30h20z"/>
    <draw:marker draw:name="Стили_20_стрелок_20_3" draw:display-name="Стили стрелок 3" svg:viewBox="0 0 20 30" svg:d="M10 0l-10 30h20z"/>
    <draw:marker draw:name="Стили_20_стрелок_20_4" draw:display-name="Стили стрелок 4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23:23:21.899000000</meta:creation-date>
    <dc:date>2023-08-21T23:27:15.873000000</dc:date>
    <meta:editing-duration>PT3M56S</meta:editing-duration>
    <meta:editing-cycles>1</meta:editing-cycles>
    <meta:document-statistic meta:object-count="24"/>
    <meta:generator>LibreOffice/7.4.7.2$Windows_X86_64 LibreOffice_project/723314e595e8007d3cf785c16538505a1c878ca5</meta:generator>
  </office:meta>
</office:document-meta>
</file>